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0dfd9f"/>
    </style:style>
    <style:style style:name="P2" style:family="paragraph" style:parent-style-name="Text_20_body" style:list-style-name="L1">
      <style:text-properties officeooo:rsid="00113490" officeooo:paragraph-rsid="00113490"/>
    </style:style>
    <style:style style:name="P3" style:family="paragraph" style:parent-style-name="Text_20_body" style:list-style-name="L1">
      <style:text-properties officeooo:rsid="001b2af3" officeooo:paragraph-rsid="001b2af3"/>
    </style:style>
    <style:style style:name="T1" style:family="text">
      <style:text-properties fo:font-variant="small-caps"/>
    </style:style>
    <style:style style:name="T2" style:family="text">
      <style:text-properties officeooo:rsid="001319d1"/>
    </style:style>
    <style:style style:name="T3" style:family="text">
      <style:text-properties officeooo:rsid="0014ff7d"/>
    </style:style>
    <style:style style:name="T4" style:family="text">
      <style:text-properties officeooo:rsid="00163589"/>
    </style:style>
    <style:style style:name="T5" style:family="text">
      <style:text-properties officeooo:rsid="001b9dec"/>
    </style:style>
    <style:style style:name="T6" style:family="text">
      <style:text-properties officeooo:rsid="001d5422"/>
    </style:style>
    <style:style style:name="T7" style:family="text">
      <style:text-properties officeooo:rsid="001ee60c"/>
    </style:style>
    <style:style style:name="T8" style:family="text">
      <style:text-properties officeooo:rsid="0020e311"/>
    </style:style>
    <style:style style:name="T9" style:family="text">
      <style:text-properties officeooo:rsid="002301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2:1-24</text:h>
      <text:h text:style-name="Heading_20_2" text:outline-level="2"><text:bookmark text:name="en-GNT-5531"/>Joshua Sends Spies into Jericho</text:h>
      <text:list xml:id="list690283649" text:style-name="L1">
        <text:list-item>
          <text:p text:style-name="P1">Then Joshua sent two spies from the camp at Acacia with orders to go and secretly explore the land of Canaan, especially the city of Jericho. When they came to the city, they went to spend the night in the house of a prostitute named Rahab. The king of Jericho heard that some Israelites had come that night to spy out the country, so he sent word to Rahab: “The men in your house have come to spy out the whole country! Bring them out!” “Some men did come to my house,” she answered, “but I don't know where they were from. They left at sundown before the city gate was closed. I didn't find out where they were going, but if you start after them quickly, you can catch them.” (Now Rahab had taken the two spies up on the roof and hidden them under some stalks of flax that she had put there.) The king's men left the city, and then the gate was shut. They went looking for the Israelite spies as far as the place where the road crosses the Jordan. Before the spies settled down for the night, Rahab went up on the roof and said to them, “I know that the <text:span text:style-name="T1">Lord</text:span> has given you this land. Everyone in the country is terrified of you. <text:bookmark text:name="en-GNT-5538"/>We have heard how the <text:span text:style-name="T1">Lord</text:span> dried up the Red Sea in front of you when you were leaving Egypt. We have also heard how you killed Sihon and Og, the two Amorite kings east of the Jordan. <text:bookmark text:name="en-GNT-5539"/>We were afraid as soon as we heard about it; we have all lost our courage because of you. The <text:span text:style-name="T1">Lord</text:span> your God is God in heaven above and here on earth. <text:bookmark text:name="en-GNT-5540"/>Now swear by him that you will treat my family as kindly as I have treated you, and give me some sign that I can trust you. <text:bookmark text:name="en-GNT-5541"/>Promise me that you will save my father and mother, my brothers and sisters, and all their families! Don't let us be killed!”<text:bookmark text:name="en-GNT-5542"/> The men said to her, “May God take our lives if we don't do as we say! If you do not tell anyone what we have been doing, we promise you that when the <text:span text:style-name="T1">Lord</text:span> gives us this land, we will treat you well.”<text:bookmark text:name="en-GNT-5543"/> Rahab lived in a house built into the city wall, so she let the men down from the window by a rope. <text:bookmark text:name="en-GNT-5544"/>“Go into the hill country,” she said, “or the king's men will find you. Hide there for three days until they come back. After that, you can go on your way.”<text:bookmark text:name="en-GNT-5545"/> The men said to her, “We will keep the promise that you have made us give. <text:bookmark text:name="en-GNT-5546"/>This is what you must do. When we invade your land, tie this red cord to the window you let us down from. Get your father and mother, your brothers, and all your father's family together in your house. <text:bookmark text:name="en-GNT-5547"/>If anyone goes out of the house, his death will be his own fault, and we will not be responsible; but if anyone in the house with you is harmed, then we will be responsible.<text:bookmark text:name="en-GNT-5548"/> However, if you tell anyone what we have been doing, then we will not have to keep our promise which you have made us give you.” <text:bookmark text:name="en-GNT-5549"/>She agreed and sent them away. When they had gone, she tied the red cord to the window.<text:bookmark text:name="en-GNT-5550"/> The spies went into the hills and hid. The king's men looked for them all over the countryside for three days, but they did not find them, so they returned to Jericho. <text:bookmark text:name="en-GNT-5551"/>Then the two spies came down from the hills, crossed the river, and went back to Joshua. They told him everything that had happened, and then said, “We are sure that the <text:span text:style-name="T1">Lord</text:span> has given us the whole country. All the people there are terrified of us.”</text:p>
        </text:list-item>
        <text:list-item>
          <text:p text:style-name="P2">Rahab a prostitute saved the Israelites spies and in return she wanted protection, she was clever. <text:span text:style-name="T2">She also gave the Israelites spies the information they wanted, this information exhibited the glory of God. </text:span><text:span text:style-name="T3">The people of Canaan knew that the land was going to be taken from them, they had given up hope, they also knew what the Lord had done for the Israelites at the red sea and against the kings of Sihon and O</text:span><text:span text:style-name="T4">g.</text:span></text:p>
        </text:list-item>
        <text:list-item>
          <text:p text:style-name="P3"><text:soft-page-break/>When the Lord is with us we put in the work as required but victory is certain/<text:span text:style-name="T6">guaranteed</text:span>, <text:span text:style-name="T7">the Israelties were going the fight the Canaanites but they had already won that battle,</text:span> the Lord <text:span text:style-name="T8">had</text:span> paved the way ahead of <text:span text:style-name="T8">them</text:span>. <text:span text:style-name="T5">Guys let’s walk with the Lord always, let the Lord direct our lives. </text:span><text:span text:style-name="T9">I choose the Lord now and for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2:33:48.205612033</meta:creation-date>
    <dc:date>2022-06-10T13:08:38.242658013</dc:date>
    <meta:editing-duration>PT34M43S</meta:editing-duration>
    <meta:editing-cycles>12</meta:editing-cycles>
    <meta:generator>LibreOffice/6.4.7.2$Linux_X86_64 LibreOffice_project/40$Build-2</meta:generator>
    <meta:document-statistic meta:table-count="0" meta:image-count="0" meta:object-count="0" meta:page-count="2" meta:paragraph-count="5" meta:word-count="798" meta:character-count="4044" meta:non-whitespace-character-count="3254"/>
  </office:meta>
</office:document-meta>
</file>